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C0000012A06966D1747FE586E.png" manifest:media-type="image/png"/>
  <manifest:file-entry manifest:full-path="Pictures/10000000000004BC00000153C1414C2C92FE2E3E.png" manifest:media-type="image/png"/>
  <manifest:file-entry manifest:full-path="Pictures/10000000000003B000000043DAD820515F370D03.png" manifest:media-type="image/png"/>
  <manifest:file-entry manifest:full-path="Pictures/10000000000002140000008ACD97F1396648D3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56cm" svg:height="2.478cm" svg:x="0.444cm" svg:y="0.722cm">
          <draw:image xlink:href="Pictures/10000000000002140000008ACD97F1396648D39B.png" xlink:type="simple" xlink:show="embed" xlink:actuate="onLoad" loext:mime-type="image/png">
            <text:p/>
          </draw:image>
        </draw:frame>
        <draw:frame draw:style-name="gr1" draw:text-style-name="P1" draw:layer="layout" svg:width="16.054cm" svg:height="1.139cm" svg:x="11.4cm" svg:y="1.6cm">
          <draw:image xlink:href="Pictures/10000000000003B000000043DAD820515F370D03.png" xlink:type="simple" xlink:show="embed" xlink:actuate="onLoad" loext:mime-type="image/png">
            <text:p/>
          </draw:image>
        </draw:frame>
        <draw:frame draw:style-name="gr1" draw:text-style-name="P1" draw:layer="layout" svg:width="20.132cm" svg:height="5.63cm" svg:x="3.868cm" svg:y="4cm">
          <draw:image xlink:href="Pictures/10000000000004BC00000153C1414C2C92FE2E3E.png" xlink:type="simple" xlink:show="embed" xlink:actuate="onLoad" loext:mime-type="image/png">
            <text:p/>
          </draw:image>
        </draw:frame>
        <draw:frame draw:style-name="gr1" draw:text-style-name="P1" draw:layer="layout" svg:width="14.684cm" svg:height="4.995cm" svg:x="6.6cm" svg:y="10.005cm">
          <draw:image xlink:href="Pictures/100000000000036C0000012A06966D1747FE58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5:09:02.183304276</meta:creation-date>
    <dc:date>2022-01-11T15:13:18.966513246</dc:date>
    <meta:editing-duration>PT4M18S</meta:editing-duration>
    <meta:editing-cycles>1</meta:editing-cycles>
    <meta:document-statistic meta:object-count="27"/>
    <meta:generator>LibreOffice/6.4.7.2$Linux_X86_64 LibreOffice_project/40$Build-2</meta:generator>
  </office:meta>
</office:document-meta>
</file>